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6pt" officeooo:paragraph-rsid="013340f4" style:font-size-asian="6pt" style:font-size-complex="6pt"/>
    </style:style>
    <style:style style:name="P12" style:family="paragraph" style:parent-style-name="Standard">
      <style:text-properties fo:font-size="6pt" officeooo:paragraph-rsid="000cd3fd" style:font-size-asian="6pt" style:font-size-complex="6pt"/>
    </style:style>
    <style:style style:name="P13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1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1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1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1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19" style:family="paragraph" style:parent-style-name="Titre_20_document_20_1">
      <style:text-properties officeooo:paragraph-rsid="0093b983"/>
    </style:style>
    <style:style style:name="P20" style:family="paragraph" style:parent-style-name="Titre_20_document_20_1">
      <style:text-properties officeooo:paragraph-rsid="0094cd82"/>
    </style:style>
    <style:style style:name="P21" style:family="paragraph" style:parent-style-name="Tableau_20_libellé">
      <style:text-properties officeooo:paragraph-rsid="00ba022c"/>
    </style:style>
    <style:style style:name="P22" style:family="paragraph" style:parent-style-name="Tableau_20_libellé">
      <style:text-properties officeooo:rsid="00bdf55e" officeooo:paragraph-rsid="00bdf55e"/>
    </style:style>
    <style:style style:name="P23" style:family="paragraph" style:parent-style-name="Tableau_20_libellé">
      <style:text-properties officeooo:rsid="00bdf55e" officeooo:paragraph-rsid="0148b714"/>
    </style:style>
    <style:style style:name="P24" style:family="paragraph" style:parent-style-name="Tableau_20_libellé">
      <style:text-properties officeooo:rsid="00d45f0f" officeooo:paragraph-rsid="00d45f0f"/>
    </style:style>
    <style:style style:name="P25" style:family="paragraph" style:parent-style-name="Tableau_20_libellé">
      <style:text-properties officeooo:rsid="00d45f0f" officeooo:paragraph-rsid="0132f39a"/>
    </style:style>
    <style:style style:name="P26" style:family="paragraph" style:parent-style-name="Tableau_20_libellé">
      <style:text-properties officeooo:rsid="00e88963" officeooo:paragraph-rsid="00e88963"/>
    </style:style>
    <style:style style:name="P27" style:family="paragraph" style:parent-style-name="Tableau_20_libellé">
      <style:text-properties officeooo:rsid="00e88963" officeooo:paragraph-rsid="0132f39a"/>
    </style:style>
    <style:style style:name="P28" style:family="paragraph" style:parent-style-name="Tableau_20_libellé">
      <style:text-properties officeooo:rsid="00fb754c" officeooo:paragraph-rsid="00fb754c"/>
    </style:style>
    <style:style style:name="P29" style:family="paragraph" style:parent-style-name="Tableau_20_libellé">
      <style:text-properties officeooo:rsid="00fb754c" officeooo:paragraph-rsid="0132f39a"/>
    </style:style>
    <style:style style:name="P30" style:family="paragraph" style:parent-style-name="Tableau_20_libellé">
      <style:text-properties officeooo:rsid="012a8735" officeooo:paragraph-rsid="012fe37d"/>
    </style:style>
    <style:style style:name="P31" style:family="paragraph" style:parent-style-name="Tableau_20_libellé">
      <style:text-properties officeooo:rsid="012a8735" officeooo:paragraph-rsid="0132f39a"/>
    </style:style>
    <style:style style:name="P32" style:family="paragraph" style:parent-style-name="Tableau_20_libellé">
      <style:text-properties officeooo:paragraph-rsid="0132f39a"/>
    </style:style>
    <style:style style:name="P33" style:family="paragraph" style:parent-style-name="Tableau_20_libellé">
      <style:text-properties officeooo:paragraph-rsid="0148b714"/>
    </style:style>
    <style:style style:name="P34" style:family="paragraph" style:parent-style-name="Tableau_20_libellé">
      <style:text-properties officeooo:rsid="01ae825c" officeooo:paragraph-rsid="01ae825c"/>
    </style:style>
    <style:style style:name="P35" style:family="paragraph" style:parent-style-name="Tableau_20_libellé">
      <style:text-properties style:font-name="Verdana3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6" style:family="paragraph" style:parent-style-name="Tableau_20_libellé">
      <style:text-properties officeooo:rsid="01bd5a43" officeooo:paragraph-rsid="01bd5a43"/>
    </style:style>
    <style:style style:name="P37" style:family="paragraph" style:parent-style-name="Tableau_20_libellé">
      <style:text-properties officeooo:rsid="01bd5a43" officeooo:paragraph-rsid="01dd86ee"/>
    </style:style>
    <style:style style:name="P38" style:family="paragraph" style:parent-style-name="Tableau_20_valeur">
      <style:text-properties officeooo:rsid="00af52be" officeooo:paragraph-rsid="00ba022c"/>
    </style:style>
    <style:style style:name="P39" style:family="paragraph" style:parent-style-name="Tableau_20_valeur">
      <style:text-properties officeooo:rsid="00af52be" officeooo:paragraph-rsid="00bdf55e"/>
    </style:style>
    <style:style style:name="P40" style:family="paragraph" style:parent-style-name="Tableau_20_valeur">
      <style:text-properties officeooo:rsid="00af52be" officeooo:paragraph-rsid="0148b714"/>
    </style:style>
    <style:style style:name="P41" style:family="paragraph" style:parent-style-name="Tableau_20_valeur">
      <style:text-properties officeooo:paragraph-rsid="00ba022c"/>
    </style:style>
    <style:style style:name="P42" style:family="paragraph" style:parent-style-name="Tableau_20_valeur">
      <style:text-properties officeooo:rsid="00bdf55e" officeooo:paragraph-rsid="00bdf55e"/>
    </style:style>
    <style:style style:name="P43" style:family="paragraph" style:parent-style-name="Tableau_20_valeur">
      <style:text-properties officeooo:rsid="00bdf55e" officeooo:paragraph-rsid="0148b714"/>
    </style:style>
    <style:style style:name="P44" style:family="paragraph" style:parent-style-name="Tableau_20_valeur">
      <style:text-properties officeooo:rsid="00cb21d1" officeooo:paragraph-rsid="00cb21d1"/>
    </style:style>
    <style:style style:name="P45" style:family="paragraph" style:parent-style-name="Tableau_20_valeur">
      <style:text-properties officeooo:paragraph-rsid="00d45f0f"/>
    </style:style>
    <style:style style:name="P46" style:family="paragraph" style:parent-style-name="Tableau_20_valeur">
      <style:text-properties officeooo:paragraph-rsid="00e88963"/>
    </style:style>
    <style:style style:name="P47" style:family="paragraph" style:parent-style-name="Tableau_20_valeur">
      <style:text-properties officeooo:rsid="00f33a3e" officeooo:paragraph-rsid="00f33a3e"/>
    </style:style>
    <style:style style:name="P48" style:family="paragraph" style:parent-style-name="Tableau_20_valeur">
      <style:text-properties officeooo:paragraph-rsid="00fb754c"/>
    </style:style>
    <style:style style:name="P49" style:family="paragraph" style:parent-style-name="Tableau_20_valeur">
      <style:text-properties officeooo:rsid="00ff61f7" officeooo:paragraph-rsid="00ff61f7"/>
    </style:style>
    <style:style style:name="P50" style:family="paragraph" style:parent-style-name="Tableau_20_valeur">
      <style:text-properties officeooo:rsid="012a8735" officeooo:paragraph-rsid="012a8735"/>
    </style:style>
    <style:style style:name="P51" style:family="paragraph" style:parent-style-name="Tableau_20_valeur">
      <style:text-properties officeooo:rsid="012a8735" officeooo:paragraph-rsid="0132f39a"/>
    </style:style>
    <style:style style:name="P52" style:family="paragraph" style:parent-style-name="Tableau_20_valeur">
      <style:text-properties officeooo:paragraph-rsid="0132f39a"/>
    </style:style>
    <style:style style:name="P53" style:family="paragraph" style:parent-style-name="Tableau_20_valeur">
      <style:text-properties officeooo:paragraph-rsid="0148b714"/>
    </style:style>
    <style:style style:name="P54" style:family="paragraph" style:parent-style-name="Tableau_20_valeur">
      <style:text-properties officeooo:rsid="01b9654b" officeooo:paragraph-rsid="01b9654b"/>
    </style:style>
    <style:style style:name="P55" style:family="paragraph" style:parent-style-name="Tableau_20_valeur">
      <style:text-properties officeooo:rsid="01ba1d3b" officeooo:paragraph-rsid="01ba1d3b"/>
    </style:style>
    <style:style style:name="P56" style:family="paragraph" style:parent-style-name="Tableau_20_valeur">
      <style:text-properties officeooo:rsid="01bf28e6" officeooo:paragraph-rsid="01bf28e6"/>
    </style:style>
    <style:style style:name="P57" style:family="paragraph" style:parent-style-name="Tableau_20_valeur">
      <style:text-properties officeooo:rsid="01bf28e6" officeooo:paragraph-rsid="01dd86ee"/>
    </style:style>
    <style:style style:name="P58" style:family="paragraph" style:parent-style-name="Tableau_20_valeur">
      <style:text-properties officeooo:paragraph-rsid="01f4175b"/>
    </style:style>
    <style:style style:name="P59" style:family="paragraph" style:parent-style-name="Tableau_20_valeur">
      <style:text-properties officeooo:rsid="01f4f122" officeooo:paragraph-rsid="01f4f122"/>
    </style:style>
    <style:style style:name="P60" style:family="paragraph" style:parent-style-name="Titre_20_document">
      <style:text-properties officeooo:rsid="00ce21da"/>
    </style:style>
    <style:style style:name="P61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2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8" style:family="paragraph" style:parent-style-name="Titre_20_Tache">
      <style:text-properties officeooo:paragraph-rsid="0148b714"/>
    </style:style>
    <style:style style:name="P69" style:family="paragraph" style:parent-style-name="Titre_20_Tache">
      <style:text-properties officeooo:paragraph-rsid="00ba022c"/>
    </style:style>
    <style:style style:name="P7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7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5" style:family="paragraph" style:parent-style-name="Titre_20_Action">
      <style:text-properties officeooo:paragraph-rsid="005056cc"/>
    </style:style>
    <style:style style:name="P76" style:family="paragraph" style:parent-style-name="Titre_20_OO">
      <style:text-properties officeooo:paragraph-rsid="00423794"/>
    </style:style>
    <style:style style:name="P77" style:family="paragraph" style:parent-style-name="Titre_20_OS">
      <style:text-properties officeooo:paragraph-rsid="00410c4e"/>
    </style:style>
    <style:style style:name="P78" style:family="paragraph" style:parent-style-name="Titre_20_Sous-Action">
      <style:paragraph-properties fo:margin-left="1cm" fo:margin-right="0cm" fo:text-indent="0cm" style:auto-text-indent="false"/>
      <style:text-properties officeooo:paragraph-rsid="0132f39a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1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1f4175b"/>
    </style:style>
    <style:style style:name="T14" style:family="text">
      <style:text-properties style:font-name="Verdana2" fo:font-size="10pt" officeooo:rsid="01f4175b" style:font-size-asian="10.5pt"/>
    </style:style>
    <style:style style:name="T15" style:family="text">
      <style:text-properties style:font-name="Verdana2" fo:font-size="10pt" officeooo:rsid="01f4c47c" style:font-size-asian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9"><text:span text:style-name="T16">do section- if view.is_dashboard()</text:span></text:p></office:annotation><office:annotation><dc:creator>sge</dc:creator><dc:date>2016-09-30T09:15:47</dc:date><text:p text:style-name="P79"><text:span text:style-name="T16">do text if view.uids_to_objs(brains)</text:span></text:p></office:annotation><text:span text:style-name="T2">brains (cette ligne sera enlevée)</text:span></text:p>
        <text:p text:style-name="P19"><office:annotation><dc:creator>sge </dc:creator><dc:date>2013-10-18T14:28:03</dc:date><text:p text:style-name="P79"><text:span text:style-name="T16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19"><office:annotation><dc:creator>sge </dc:creator><dc:date>2013-10-18T14:28:03</dc:date><text:p text:style-name="P79"><text:span text:style-name="T16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9"><office:annotation><dc:creator>sge </dc:creator><dc:date>2013-10-18T14:28:03</dc:date><text:p text:style-name="P79"><text:span text:style-name="T16">do text if context.getPortalTypeName()=='operationalobjective'</text:span></text:p></office:annotation><text:span text:style-name="T4">Sélection d’</text:span>action<text:span text:style-name="T4">s</text:span></text:p>
        <text:p text:style-name="P61"><office:annotation><dc:creator>sge </dc:creator><dc:date>2013-10-18T14:28:03</dc:date><text:p text:style-name="P79"><text:span text:style-name="T16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9"><text:span text:style-name="T16">do section- if not view.is_dashboard()</text:span></text:p></office:annotation><office:annotation><dc:creator>sge </dc:creator><dc:date>2013-10-18T14:28:03</dc:date><text:p text:style-name="P79"><text:span text:style-name="T16">do text if context.getPortalTypeName()=='strategicobjective'</text:span></text:p></office:annotation><text:span text:style-name="T5">Fiche d’un </text:span>objectif stratégique</text:p>
        <text:p text:style-name="P20"><office:annotation><dc:creator>sge </dc:creator><dc:date>2013-10-18T14:28:03</dc:date><text:p text:style-name="P79"><text:span text:style-name="T16">do text if context.getPortalTypeName()=='operationalobjective'</text:span></text:p></office:annotation><text:span text:style-name="T5">Fiche d’un </text:span>objectif opérationnel</text:p>
        <text:p text:style-name="P20"><office:annotation><dc:creator>sge </dc:creator><dc:date>2013-10-18T14:28:03</dc:date><text:p text:style-name="P79"><text:span text:style-name="T16">do text if context.getPortalTypeName()=='pstaction'</text:span></text:p></office:annotation><text:span text:style-name="T5">Fiche d’une </text:span>action</text:p>
        <text:p text:style-name="P62"><office:annotation><dc:creator>sge </dc:creator><dc:date>2013-10-18T14:28:03</dc:date><text:p text:style-name="P79"><text:span text:style-name="T16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0"><office:annotation><dc:creator>sge</dc:creator><dc:date>2016-09-29T15:09:49</dc:date><text:p text:style-name="P79"><text:span text:style-name="T16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3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6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4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65"><text:a xlink:type="simple" xlink:href="#__RefHeading___Toc182878_2652624615" text:style-name="Index_20_Link" text:visited-style-name="Index_20_Link"><text:span text:style-name="Couleur_20_niv_20_4">1.1.1.1.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0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79"><text:span text:style-name="T16">do section- with a=view.init_hv()</text:span></text:p></office:annotation></text:p>
        <text:section text:style-name="Sect1" text:name="Section OS">
          <text:p text:style-name="P70"/>
          <text:p text:style-name="P67"><office:annotation><dc:creator>sge</dc:creator><dc:date>2016-09-05T15:40:08</dc:date><text:p text:style-name="P79"><text:span text:style-name="T16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h text:style-name="P77" text:outline-level="1"><text:bookmark-start text:name="__RefHeading___Toc781_1946196899"/><office:annotation><dc:creator>sge</dc:creator><dc:date>2016-09-02T14:45:56</dc:date><text:p text:style-name="P79"><text:span text:style-name="T16">do table with so_v=view.getDGHV(so)</text:span></text:p></office:annotation><text:text-input text:description="">so.Title()</text:text-input><text:bookmark-end text:name="__RefHeading___Toc781_1946196899"/></text:h>
              </table:table-cell>
              <table:covered-table-cell/>
            </table:table-row>
            <table:table-row>
              <table:table-cell table:style-name="Tableau2.A2" office:value-type="string">
                <text:p text:style-name="P16"><office:annotation><dc:creator>sge </dc:creator><dc:date>2013-10-21T23:36:44</dc:date><text:p text:style-name="P79"><text:span text:style-name="T16">do row if view.keep_field('so', 'description') and so.description</text:span></text:p></office:annotation>Description</text:p>
              </table:table-cell>
              <table:table-cell table:style-name="Tableau2.B2" office:value-type="string">
                <text:p text:style-name="P47"><office:annotation><dc:creator>sge </dc:creator><dc:date>2013-10-21T23:36:08</dc:date><text:p text:style-name="P79"><text:span text:style-name="T16">do text</text:span></text:p><text:p text:style-name="P79"><text:span text:style-name="T16">from xhtml(so_v.display_text_as_html('description')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3"><office:annotation><dc:creator>sge </dc:creator><dc:date>2013-10-18T15:09:03</dc:date><text:p text:style-name="P79"><text:span text:style-name="T16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3"><office:annotation><dc:creator>sge </dc:creator><dc:date>2013-10-22T08:07:38</dc:date><text:p text:style-name="P79"><text:span text:style-name="T16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9"><text:span text:style-name="T16">do text</text:span></text:p><text:p text:style-name="P79"><text:span text:style-name="T16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3"><office:annotation><dc:creator>sge </dc:creator><dc:date>2013-10-22T08:07:05</dc:date><text:p text:style-name="P79"><text:span text:style-name="T16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9"><text:span text:style-name="T16">do text</text:span></text:p><text:p text:style-name="P79"><text:span text:style-name="T16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3"><office:annotation><dc:creator>sge </dc:creator><dc:date>2013-10-28T14:48:50</dc:date><text:p text:style-name="P79"><text:span text:style-name="T16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9"><text:span text:style-name="T16">do text</text:span></text:p><text:p text:style-name="P79"><text:span text:style-name="T16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3"><office:annotation><dc:creator>sge </dc:creator><dc:date>2013-10-21T23:41:38</dc:date><text:p text:style-name="P79"><text:span text:style-name="T16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9"><text:span text:style-name="T16">do text</text:span></text:p><text:p text:style-name="P79"><text:span text:style-name="T16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5"><office:annotation><dc:creator>sge</dc:creator><dc:date>2017-01-12T10:45:16</dc:date><text:p text:style-name="P79"><text:span text:style-name="T16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4"><office:annotation><dc:creator>sge</dc:creator><dc:date>2017-01-12T10:45:51</dc:date><text:p text:style-name="P79"><text:span text:style-name="T16">do text</text:span></text:p><text:p text:style-name="P79"><text:span text:style-name="T16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0"><office:annotation><dc:creator>sge</dc:creator><dc:date>2016-09-05T15:17:45</dc:date><text:p text:style-name="P79"><text:span text:style-name="T16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h text:style-name="P76" text:outline-level="2"><text:bookmark-start text:name="__RefHeading___Toc783_1946196899"/><office:annotation><dc:creator>sge</dc:creator><dc:date>2016-09-05T15:20:16</dc:date><text:p text:style-name="P79"><text:span text:style-name="T16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3"><office:annotation><dc:creator>sge </dc:creator><dc:date>2013-10-21T23:36:44</dc:date><text:p text:style-name="P79"><text:span text:style-name="T16">do row if view.keep_field('oo', 'description') and oo.description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9"><text:span text:style-name="T16">do text</text:span></text:p><text:p text:style-name="P79"><text:span text:style-name="T16">from xhtml(oo_v.display_text_as_html('description')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18T15:09:43</dc:date><text:p text:style-name="P79"><text:span text:style-name="T16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09:53:33.452132204</dc:date><loext:sender-initials>ble</loext:sender-initials><text:p text:style-name="P79"><text:span text:style-name="T16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9"><text:span text:style-name="T16">do text if oo.result_indicator</text:span></text:p><text:p text:style-name="P79"><text:span text:style-name="T16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00:22.019210776</dc:date><loext:sender-initials>ble</loext:sender-initials><text:p text:style-name="P79"><text:span text:style-name="T16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00:44.029585686</dc:date><loext:sender-initials>ble</loext:sender-initials><text:p text:style-name="P79"><text:span text:style-name="T16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04:12.150300658</dc:date><loext:sender-initials>ble</loext:sender-initials><text:p text:style-name="P79"><text:span text:style-name="T16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12:59.272059033</dc:date><loext:sender-initials>ble</loext:sender-initials><text:p text:style-name="P79"><text:span text:style-name="T16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13:20.663951841</dc:date><loext:sender-initials>ble</loext:sender-initials><text:p text:style-name="P79"><text:span text:style-name="T16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18T15:13:26</dc:date><text:p text:style-name="P79"><text:span text:style-name="T16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9"><text:span text:style-name="T16">do text</text:span></text:p><text:p text:style-name="P79"><text:span text:style-name="T16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7"><office:annotation><dc:creator>bleybaert</dc:creator><dc:date>2020-02-12T15:05:53.986200437</dc:date><loext:sender-initials>ble</loext:sender-initials><text:p text:style-name="P79"><text:span text:style-name="T16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4"><office:annotation><dc:creator>bleybaert</dc:creator><dc:date>2020-02-12T15:06:46.723665913</dc:date><loext:sender-initials>ble</loext:sender-initials><text:p text:style-name="P79"><text:span text:style-name="T16">do text if oo.projection</text:span></text:p><text:p text:style-name="P79"><text:span text:style-name="T16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7:44.283515467</dc:date><loext:sender-initials>ble</loext:sender-initials><text:p text:style-name="P79"><text:span text:style-name="T16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5"><office:annotation><dc:creator>bleybaert</dc:creator><dc:date>2020-02-12T15:08:42.371881597</dc:date><loext:sender-initials>ble</loext:sender-initials><text:p text:style-name="P79"><text:span text:style-name="T16">do text if oo.analytic_budget</text:span></text:p><text:p text:style-name="P79"><text:span text:style-name="T16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bleybaert</dc:creator><dc:date>2020-02-10T10:22:53.386386684</dc:date><loext:sender-initials>ble</loext:sender-initials><text:p text:style-name="P79"><text:span text:style-name="T16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9"><text:span text:style-name="T16">do text if oo.budget</text:span></text:p><text:p text:style-name="P79"><text:span text:style-name="T16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18T15:28:43</dc:date><text:p text:style-name="P79"><text:span text:style-name="T16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9"><text:span text:style-name="T16">do text</text:span></text:p><text:p text:style-name="P79"><text:span text:style-name="T16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28T14:32:32</dc:date><text:p text:style-name="P79"><text:span text:style-name="T16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9"><text:span text:style-name="T16">do text</text:span></text:p><text:p text:style-name="P79"><text:span text:style-name="T16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21T23:41:38</dc:date><text:p text:style-name="P79"><text:span text:style-name="T16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9"><text:span text:style-name="T16">do text</text:span></text:p><text:p text:style-name="P79"><text:span text:style-name="T16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3"><office:annotation><dc:creator>sge </dc:creator><dc:date>2013-10-18T15:32:49</dc:date><text:p text:style-name="P79"><text:span text:style-name="T16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9"><text:span text:style-name="T16">do text</text:span></text:p><text:p text:style-name="P79"><text:span text:style-name="T16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1-28T10:33:40.092793536</dc:date><loext:sender-initials>ble</loext:sender-initials><text:p text:style-name="P79"><text:span text:style-name="T16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49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0"><office:annotation><dc:creator>sge</dc:creator><dc:date>2016-09-06T13:10:29</dc:date><text:p text:style-name="P79"><text:span text:style-name="T16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h text:style-name="P75" text:outline-level="3"><text:bookmark-start text:name="__RefHeading___Toc785_1946196899"/><office:annotation><dc:creator>sge</dc:creator><dc:date>2016-09-06T13:13:34</dc:date><text:p text:style-name="P79"><text:span text:style-name="T16">do table with act_v=view.getDGHV(act)</text:span></text:p></office:annotation><text:text-input text:description="">act.Title()</text:text-input><text:bookmark-end text:name="__RefHeading___Toc785_1946196899"/></text:h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79"><text:span text:style-name="T16">do row if view.keep_field('ac', 'description') and act_v.get_value('description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9"><text:span text:style-name="T16">do text</text:span></text:p><text:p text:style-name="P79"><text:span text:style-name="T16">from xhtml(act_v.display_text_as_html('description'))</text:span></text:p></office:annotation>champ description</text:p>
                  </table:table-cell>
                </table:table-row>
                <text:soft-page-break/>
                <table:table-row>
                  <table:table-cell table:style-name="Tableau14.A4" office:value-type="string">
                    <text:p text:style-name="P24"><office:annotation><dc:creator>sge </dc:creator><dc:date>2013-10-18T15:09:43</dc:date><text:p text:style-name="P79"><text:span text:style-name="T16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5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8"><office:annotation><dc:creator>bleybaert</dc:creator><dc:date>2020-02-10T11:58:06.525606390</dc:date><loext:sender-initials>ble</loext:sender-initials><text:p text:style-name="P79"><text:span text:style-name="T16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8"><office:annotation><dc:creator>sge </dc:creator><dc:date>2013-06-21T22:15:44</dc:date><text:p text:style-name="P79"><text:span text:style-name="T16">do text if act.result_indicator</text:span></text:p><text:p text:style-name="P79"><text:span text:style-name="T16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79"><text:span text:style-name="T16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6"><office:annotation><dc:creator>bleybaert</dc:creator><dc:date>2020-02-10T13:09:44.774215374</dc:date><loext:sender-initials>ble</loext:sender-initials><text:p text:style-name="P79"><text:span text:style-name="T16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6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79"><text:span text:style-name="T16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9"><text:span text:style-name="T16">do text</text:span></text:p><text:p text:style-name="P79"><text:span text:style-name="T16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4"><office:annotation><dc:creator>bleybaert</dc:creator><dc:date>2020-02-12T14:12:37.769158588</dc:date><loext:sender-initials>ble</loext:sender-initials><text:p text:style-name="P79"><text:span text:style-name="T16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79"><text:span text:style-name="T16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9"><text:span text:style-name="T16">do text</text:span></text:p><text:p text:style-name="P79"><text:span text:style-name="T16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6"><office:annotation><dc:creator>bleybaert</dc:creator><dc:date>2020-02-12T15:10:12.457694162</dc:date><loext:sender-initials>ble</loext:sender-initials><text:p text:style-name="P79"><text:span text:style-name="T16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6"><office:annotation><dc:creator>bleybaert</dc:creator><dc:date>2020-02-12T15:11:31.412785309</dc:date><loext:sender-initials>ble</loext:sender-initials><text:p text:style-name="P79"><text:span text:style-name="T16">do text if act.projection</text:span></text:p><text:p text:style-name="P79"><text:span text:style-name="T16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6"><office:annotation><dc:creator>bleybaert</dc:creator><dc:date>2020-02-12T15:11:07.244805064</dc:date><loext:sender-initials>ble</loext:sender-initials><text:p text:style-name="P79"><text:span text:style-name="T16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6"><office:annotation><dc:creator>bleybaert</dc:creator><dc:date>2020-02-12T15:12:12.754750264</dc:date><loext:sender-initials>ble</loext:sender-initials><text:p text:style-name="P79"><text:span text:style-name="T16">do text if act.analytic_budget</text:span></text:p><text:p text:style-name="P79"><text:span text:style-name="T16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79"><text:span text:style-name="T16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9"><text:span text:style-name="T16">do text if act.budget</text:span></text:p><text:p text:style-name="P79"><text:span text:style-name="T16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79"><text:span text:style-name="T16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9"><text:span text:style-name="T16">do text</text:span></text:p><text:p text:style-name="P79"><text:span text:style-name="T16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79"><text:span text:style-name="T16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79"><text:span text:style-name="T16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9"><text:span text:style-name="T16">do text</text:span></text:p><text:p text:style-name="P79"><text:span text:style-name="T16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79"><text:span text:style-name="T16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9"><text:span text:style-name="T16">do text</text:span></text:p><text:p text:style-name="P79"><text:span text:style-name="T16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0"><text:span text:style-name="T9"><office:annotation><dc:creator>bleybaert</dc:creator><dc:date>2020-01-28T10:33:40.092793536</dc:date><loext:sender-initials>ble</loext:sender-initials><text:p text:style-name="P79"><text:span text:style-name="T16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0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1"><office:annotation><dc:creator>sge</dc:creator><dc:date>2016-09-06T13:10:29</dc:date><text:p text:style-name="P79"><text:span text:style-name="T16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h text:style-name="P78" text:outline-level="4"><text:bookmark-start text:name="__RefHeading___Toc182878_2652624615"/><office:annotation><dc:creator>sge</dc:creator><dc:date>2016-09-06T13:13:34</dc:date><text:p text:style-name="P79"><text:span text:style-name="T16">do table with subact_v=view.getDGHV(subact)</text:span></text:p></office:annotation><text:text-input text:description="">subact.Title()</text:text-input><text:bookmark-end text:name="__RefHeading___Toc182878_2652624615"/></text:h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2"><office:annotation><dc:creator>sge </dc:creator><dc:date>2013-10-21T23:29:43</dc:date><text:p text:style-name="P79"><text:span text:style-name="T16">do row if view.keep_field('sb', 'description') and subact_v.get_value('description')</text:span></text:p></office:annotation>Description</text:p>
                    </table:table-cell>
                    <table:table-cell table:style-name="Table1.B2" office:value-type="string">
                      <text:p text:style-name="P52"><office:annotation><dc:creator>sge </dc:creator><dc:date>2013-10-21T23:27:35</dc:date><text:p text:style-name="P79"><text:span text:style-name="T16">do text</text:span></text:p><text:p text:style-name="P79"><text:span text:style-name="T16">from xhtml(subact_v.display_text_as_html('description')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5"><office:annotation><dc:creator>sge </dc:creator><dc:date>2013-10-18T15:09:43</dc:date><text:p text:style-name="P79"><text:span text:style-name="T16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2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29"><office:annotation><dc:creator>bleybaert</dc:creator><dc:date>2020-02-10T15:43:32.032786889</dc:date><loext:sender-initials>ble</loext:sender-initials><text:p text:style-name="P79"><text:span text:style-name="T16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2"><office:annotation><dc:creator>sge </dc:creator><dc:date>2013-06-21T22:15:44</dc:date><text:p text:style-name="P79"><text:span text:style-name="T16">do text if subact.result_indicator</text:span></text:p><text:p text:style-name="P79"><text:span text:style-name="T16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6" office:value-type="string">
                      <text:p text:style-name="P32"><office:annotation><dc:creator>bleybaert</dc:creator><dc:date>2020-02-10T15:45:18.165729086</dc:date><loext:sender-initials>ble</loext:sender-initials><text:p text:style-name="P79"><text:span text:style-name="T16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2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27"><office:annotation><dc:creator>bleybaert</dc:creator><dc:date>2020-02-10T15:45:49.751258323</dc:date><loext:sender-initials>ble</loext:sender-initials><text:p text:style-name="P79"><text:span text:style-name="T16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2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2"><office:annotation><dc:creator>bleybaert</dc:creator><dc:date>2020-02-10T15:46:36.354318574</dc:date><loext:sender-initials>ble</loext:sender-initials><text:p text:style-name="P79"><text:span text:style-name="T16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2"><office:annotation><dc:creator>sge </dc:creator><dc:date>2013-06-17T14:29:33</dc:date><text:p text:style-name="P79"><text:span text:style-name="T16">do text</text:span></text:p><text:p text:style-name="P79"><text:span text:style-name="T16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6" office:value-type="string">
                      <text:p text:style-name="P32">Service <text:span text:style-name="T11">gestionnaire</text:span></text:p>
                    </table:table-cell>
                    <table:table-cell table:style-name="Table1.B16" office:value-type="string">
                      <text:p text:style-name="P52"><text:text-input text:description="">subact_v.display_voc('manager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5"><office:annotation><dc:creator>bleybaert</dc:creator><dc:date>2020-02-12T14:18:02.875832968</dc:date><loext:sender-initials>ble</loext:sender-initials><text:p text:style-name="P79"><text:span text:style-name="T16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2"><text:text-input text:description="">subact_v.display_voc('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2"><office:annotation><dc:creator>sge </dc:creator><dc:date>2013-10-21T23:33:12</dc:date><text:p text:style-name="P79"><text:span text:style-name="T16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2"><office:annotation><dc:creator>sge </dc:creator><dc:date>2013-06-17T12:54:19</dc:date><text:p text:style-name="P79"><text:span text:style-name="T16">do text</text:span></text:p><text:p text:style-name="P79"><text:span text:style-name="T16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6" office:value-type="string">
                      <text:p text:style-name="P37"><office:annotation><dc:creator>bleybaert</dc:creator><dc:date>2020-02-12T15:10:12.457694162</dc:date><loext:sender-initials>ble</loext:sender-initials><text:p text:style-name="P79"><text:span text:style-name="T16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57"><office:annotation><dc:creator>bleybaert</dc:creator><dc:date>2020-02-12T15:11:31.412785309</dc:date><loext:sender-initials>ble</loext:sender-initials><text:p text:style-name="P79"><text:span text:style-name="T16">do text if subact.projection</text:span></text:p><text:p text:style-name="P79"><text:span text:style-name="T16">from xhtml(subact_v.display_widget('IAnalyticBudget.projection'))</text:span></text:p></office:annotation>projection</text:p>
                    </table:table-cell>
                  </table:table-row>
                  <table:table-row>
                    <table:table-cell table:style-name="Table1.A16" office:value-type="string">
                      <text:p text:style-name="P37"><office:annotation><dc:creator>bleybaert</dc:creator><dc:date>2020-02-12T15:11:07.244805064</dc:date><loext:sender-initials>ble</loext:sender-initials><text:p text:style-name="P79"><text:span text:style-name="T16">do row if view.keep_field('sb', 'IAnalyticBudget.analytic_budget')</text:span></text:p></office:annotation>Budget analytique</text:p>
                    </table:table-cell>
                    <table:table-cell table:style-name="Table1.B16" office:value-type="string">
                      <text:p text:style-name="P57"><office:annotation><dc:creator>bleybaert</dc:creator><dc:date>2020-02-12T15:12:12.754750264</dc:date><loext:sender-initials>ble</loext:sender-initials><text:p text:style-name="P79"><text:span text:style-name="T16">do text if subact.analytic_budget</text:span></text:p><text:p text:style-name="P79"><text:span text:style-name="T16">from xhtml(subact_v.display_widget('analytic_budget'))</text:span></text:p></office:annotation>budg<text:span text:style-name="T12">et</text:span> analytique</text:p>
                    </table:table-cell>
                  </table:table-row>
                  <text:soft-page-break/>
                  <table:table-row>
                    <table:table-cell table:style-name="Table1.A16" office:value-type="string">
                      <text:p text:style-name="P32"><office:annotation><dc:creator>bleybaert</dc:creator><dc:date>2020-02-10T15:48:54.328043652</dc:date><loext:sender-initials>ble</loext:sender-initials><text:p text:style-name="P79"><text:span text:style-name="T16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2"><office:annotation><dc:creator>sge </dc:creator><dc:date>2013-06-17T12:34:05</dc:date><text:p text:style-name="P79"><text:span text:style-name="T16">do text if subact.budget</text:span></text:p><text:p text:style-name="P79"><text:span text:style-name="T16">from xhtml(subact_v.getOwnBudget())</text:span></text:p></office:annotation>champ budget</text:p>
                    </table:table-cell>
                  </table:table-row>
                  <table:table-row>
                    <table:table-cell table:style-name="Table1.A16" office:value-type="string">
                      <text:p text:style-name="P32"><office:annotation><dc:creator>sge </dc:creator><dc:date>2013-10-18T15:36:30</dc:date><text:p text:style-name="P79"><text:span text:style-name="T16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2"><office:annotation><dc:creator>sge </dc:creator><dc:date>2013-09-18T13:05:33</dc:date><text:p text:style-name="P79"><text:span text:style-name="T16">do text</text:span></text:p><text:p text:style-name="P79"><text:span text:style-name="T16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32"><office:annotation><dc:creator>bleybaert</dc:creator><dc:date>2020-02-10T15:49:55.058128727</dc:date><loext:sender-initials>ble</loext:sender-initials><text:p text:style-name="P79"><text:span text:style-name="T16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2"><text:text-input text:description="">subact_v.get_value('progress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2"><office:annotation><dc:creator>sge </dc:creator><dc:date>2013-10-18T15:36:44</dc:date><text:p text:style-name="P79"><text:span text:style-name="T16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2"><office:annotation><dc:creator>sge </dc:creator><dc:date>2013-06-17T13:13:51</dc:date><text:p text:style-name="P79"><text:span text:style-name="T16">do text</text:span></text:p><text:p text:style-name="P79"><text:span text:style-name="T16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32"><office:annotation><dc:creator>sge </dc:creator><dc:date>2013-10-18T15:36:44</dc:date><text:p text:style-name="P79"><text:span text:style-name="T16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2"><office:annotation><dc:creator>sge </dc:creator><dc:date>2013-06-17T13:13:51</dc:date><text:p text:style-name="P79"><text:span text:style-name="T16">do text</text:span></text:p><text:p text:style-name="P79"><text:span text:style-name="T16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1"><text:span text:style-name="T9"><office:annotation><dc:creator>bleybaert</dc:creator><dc:date>2020-01-28T10:33:40.092793536</dc:date><loext:sender-initials>ble</loext:sender-initials><text:p text:style-name="P79"><text:span text:style-name="T16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1"><text:text-input text:description="">subact_v.display_voc('sdgs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9"><text:span text:style-name="T16">do section- if with_tasks</text:span></text:p><text:p text:style-name="P79"><text:span text:style-name="T16">for sub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h text:style-name="P68" text:outline-level="5"><text:bookmark-start text:name="__RefHeading___Toc4581_1957847879"/><office:annotation><dc:creator>sge</dc:creator><dc:date>2016-09-06T13:13:34</dc:date><text:p text:style-name="P79"><text:span text:style-name="T16">do table with task_v=view.getDGHV(subtask)</text:span></text:p></office:annotation><text:span text:style-name="T6"><text:text-input text:description="">task.Title()</text:text-input></text:span><text:bookmark-end text:name="__RefHeading___Toc4581_1957847879"/></text:h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3"><office:annotation><dc:creator>sge </dc:creator><dc:date>2013-10-21T23:29:43</dc:date><text:p text:style-name="P79"><text:span text:style-name="T16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3"><office:annotation><dc:creator>sge </dc:creator><dc:date>2013-10-21T23:27:35</dc:date><text:p text:style-name="P79"><text:span text:style-name="T16">do text</text:span></text:p><text:p text:style-name="P79"><text:span text:style-name="T16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3">Service</text:p>
                      </table:table-cell>
                      <table:table-cell table:style-name="Table2.B3" office:value-type="string">
                        <text:p text:style-name="P43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3">Utilisateur</text:p>
                      </table:table-cell>
                      <table:table-cell table:style-name="Table2.B4" office:value-type="string">
                        <text:p text:style-name="P40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3">Échéance</text:p>
                      </table:table-cell>
                      <table:table-cell table:style-name="Table2.B5" office:value-type="string">
                        <text:p text:style-name="P40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9"><text:span text:style-name="T16">do section- if with_tasks</text:span></text:p><text:p text:style-name="P79"><text:span text:style-name="T16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69" text:outline-level="5"><text:bookmark-start text:name="__RefHeading___Toc65921_3142966516"/><office:annotation><dc:creator>sge</dc:creator><dc:date>2016-09-06T13:13:34</dc:date><text:p text:style-name="P79"><text:span text:style-name="T16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1"><office:annotation><dc:creator>sge </dc:creator><dc:date>2013-10-21T23:29:43</dc:date><text:p text:style-name="P79"><text:span text:style-name="T16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1"><office:annotation><dc:creator>sge </dc:creator><dc:date>2013-10-21T23:27:35</dc:date><text:p text:style-name="P79"><text:span text:style-name="T16">do text</text:span></text:p><text:p text:style-name="P79"><text:span text:style-name="T16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2">Service</text:p>
                    </table:table-cell>
                    <table:table-cell table:style-name="Tableau3.B3" office:value-type="string">
                      <text:p text:style-name="P42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2">Utilisateur</text:p>
                    </table:table-cell>
                    <table:table-cell table:style-name="Tableau3.B4" office:value-type="string">
                      <text:p text:style-name="P39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1">Échéance</text:p>
                    </table:table-cell>
                    <table:table-cell table:style-name="Tableau3.B5" office:value-type="string">
                      <text:p text:style-name="P38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0"/>
          </text:section>
          <text:p text:style-name="P10"/>
        </text:section>
        <text:p text:style-name="P12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 style:list-style-name="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28T16:08:50.139847594</dc:date>
    <dc:creator>bleybaert</dc:creator>
    <meta:editing-duration>P2DT21H14M21S</meta:editing-duration>
    <meta:editing-cycles>427</meta:editing-cycles>
    <meta:document-statistic meta:table-count="6" meta:image-count="0" meta:object-count="0" meta:page-count="4" meta:paragraph-count="162" meta:word-count="342" meta:character-count="3103" meta:non-whitespace-character-count="2986"/>
  </office:meta>
</office:document-meta>
</file>